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A600005EDA00024FED367BDA85.wmf"/>
  <manifest:file-entry manifest:media-type="image/jpeg" manifest:full-path="Pictures/1000000000000385000002299F4312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12326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-14.453cm 0cm 8.06cm 5.433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pr1" style:family="presentation" style:parent-style-name="Title1-subtitle">
      <style:graphic-properties draw:stroke="none" draw:fill="none" draw:fill-color="#ffffff" draw:textarea-horizontal-align="right" draw:textarea-vertical-align="top" draw:auto-grow-height="true" draw:auto-grow-width="false" fo:min-height="0.59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middle" draw:auto-grow-height="true" draw:auto-grow-width="false" fo:min-height="1.445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9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0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9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01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2.537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3.54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3.39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1.27cm" fo:margin-right="0cm" fo:margin-top="0.123cm" fo:margin-bottom="0cm" fo:line-height="100%" fo:text-align="end" text:enable-numbering="false" fo:text-indent="0.207cm" style:punctuation-wrap="hanging" style:line-break="strict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537cm" fo:margin-right="0cm" fo:margin-top="0.185cm" fo:margin-bottom="0cm" fo:line-height="100%" text:enable-numbering="true" fo:text-indent="-0.537cm" style:punctuation-wrap="hanging" style:line-break="strict"/>
    </style:style>
    <style:style style:name="P7" style:family="paragraph">
      <style:paragraph-properties fo:margin-left="1.847cm" fo:margin-right="0cm" fo:margin-top="0.141cm" fo:margin-bottom="0cm" fo:line-height="85%" text:enable-numbering="true" fo:text-indent="-0.37cm" style:punctuation-wrap="hanging" style:line-break="strict"/>
    </style:style>
    <style:style style:name="P8" style:family="paragraph">
      <style:paragraph-properties fo:margin-left="1.847cm" fo:margin-right="0cm" fo:margin-top="0.141cm" fo:margin-bottom="0cm" fo:line-height="85%" text:enable-numbering="false" fo:text-indent="-0.37cm" style:punctuation-wrap="hanging" style:line-break="strict"/>
    </style:style>
    <style:style style:name="P9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10" style:family="paragraph">
      <style:paragraph-properties fo:margin-left="0.537cm" fo:margin-right="0cm" fo:margin-top="0.185cm" fo:margin-bottom="0cm" fo:line-height="93%" text:enable-numbering="true" fo:text-indent="-0.537cm" style:punctuation-wrap="hanging" style:line-break="strict"/>
    </style:style>
    <style:style style:name="P11" style:family="paragraph">
      <style:paragraph-properties fo:margin-left="1.847cm" fo:margin-right="0cm" fo:margin-top="0.141cm" fo:margin-bottom="0cm" fo:line-height="79%" text:enable-numbering="true" fo:text-indent="-0.37cm" style:punctuation-wrap="hanging" style:line-break="strict"/>
    </style:style>
    <style:style style:name="P12" style:family="paragraph">
      <style:paragraph-properties fo:margin-left="1.847cm" fo:margin-right="0cm" fo:margin-top="0.141cm" fo:margin-bottom="0cm" fo:line-height="79%" text:enable-numbering="false" fo:text-indent="-0.37cm" style:punctuation-wrap="hanging" style:line-break="strict"/>
    </style:style>
    <style:style style:name="P13" style:family="paragraph">
      <style:paragraph-properties fo:margin-left="0.537cm" fo:margin-right="0cm" fo:margin-top="0.185cm" fo:margin-bottom="0cm" fo:line-height="93%" text:enable-numbering="false" fo:text-indent="-0.537cm" style:punctuation-wrap="hanging" style:line-break="strict"/>
    </style:style>
    <style:style style:name="P14" style:family="paragraph">
      <style:paragraph-properties fo:margin-left="0.537cm" fo:margin-right="0cm" fo:margin-top="0.185cm" fo:margin-bottom="0cm" fo:line-height="93%" text:enable-numbering="true" fo:text-indent="-0.537cm" style:punctuation-wrap="hanging" style:line-break="strict" style:writing-mode="lr-tb"/>
    </style:style>
    <style:style style:name="T1" style:family="text">
      <style:text-properties fo:color="#ffffff" style:text-line-through-style="none" style:text-position="0% 100%" fo:font-family="Arial" style:font-family-generic="swiss" style:font-pitch="variable" fo:font-size="14pt" fo:language="en" fo:country="GB" fo:font-style="normal" fo:text-shadow="none" style:text-underline-style="none" fo:font-weight="normal" style:font-family-asian="Arial" style:font-family-generic-asian="swiss" style:font-pitch-asian="variable" style:font-size-asian="14pt" style:font-family-complex="Arial" style:font-family-generic-complex="swiss" style:font-pitch-complex="variable" style:font-size-complex="14pt" style:font-relief="none"/>
    </style:style>
    <style:style style:name="T2" style:family="text">
      <style:text-properties fo:color="#123260" fo:language="en" fo:country="GB"/>
    </style:style>
    <style:style style:name="T3" style:family="text">
      <style:text-properties fo:language="en" fo:country="GB"/>
    </style:style>
    <style:style style:name="T4" style:family="text">
      <style:text-properties fo:color="#123260" fo:font-family="Arial" style:font-family-generic="swiss" style:font-pitch="variable" fo:font-size="32pt" fo:language="en" fo:country="GB" style:font-size-asian="32pt" style:font-size-complex="32pt"/>
    </style:style>
    <style:style style:name="T5" style:family="text">
      <style:text-properties fo:color="#123260" fo:font-family="Arial" style:font-family-generic="swiss" style:font-pitch="variable" fo:font-size="21pt" fo:language="en" fo:country="GB" style:font-size-asian="21pt" style:font-size-complex="21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477cm" text:min-label-width="-0.207cm" text:min-label-distance="0.207cm"/>
        <style:text-properties fo:font-family="'Times New Roman'" style:font-family-generic="roman" style:font-pitch="variable" fo:color="#123260" fo:font-size="75%"/>
      </text:list-level-style-bullet>
      <text:list-level-style-bullet text:level="3" text:bullet-char="o">
        <style:list-level-properties text:space-before="2.645cm" text:min-label-width="-0.105cm" text:min-label-distance="0.105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4cm" text:min-label-width="-0.154cm" text:min-label-distance="0.154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9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123260" fo:font-size="100%"/>
      </text:list-level-style-bullet>
    </text:list-style>
    <text:list-style style:name="L3">
      <text:list-level-style-bullet text:level="1" text:bullet-char="•">
        <style:list-level-properties text:min-label-width="0.537cm"/>
        <style:text-properties fo:font-family="Arial" style:font-family-generic="swiss" style:font-pitch="variable" fo:color="#123260" fo:font-size="100%"/>
      </text:list-level-style-bullet>
      <text:list-level-style-bullet text:level="2" text:bullet-char="•">
        <style:list-level-properties text:space-before="1.477cm" text:min-label-width="0.37cm"/>
        <style:text-properties fo:font-family="'Times New Roman'" style:font-family-generic="roman" style:font-pitch="variable" fo:color="#123260" fo:font-size="75%"/>
      </text:list-level-style-bullet>
      <text:list-level-style-bullet text:level="3" text:bullet-char="o">
        <style:list-level-properties text:space-before="2.645cm" text:min-label-width="0.516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4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</text:list-style>
    <text:list-style style:name="L4">
      <text:list-level-style-bullet text:level="1" text:bullet-char="•">
        <style:list-level-properties text:min-label-width="0.537cm"/>
        <style:text-properties fo:font-family="Arial" style:font-family-generic="swiss" style:font-pitch="variable" fo:color="#12326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1" draw:layer="layout" svg:width="25.4cm" svg:height="8cm" svg:x="0cm" svg:y="2.125cm">
          <text:p text:style-name="P5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648cm" svg:height="0.856cm" svg:x="2.117cm" svg:y="11.00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KLPD (- evt Dienst invullen)</text:span></text:p>
                  </text:list-item>
                </text:list>
              </text:list-item>
            </text:list>
          </draw:text-box>
        </draw:frame>
        <draw:custom-shape draw:style-name="gr2" draw:text-style-name="P1" draw:layer="layout" svg:width="25.4cm" svg:height="0.212cm" svg:x="0cm" svg:y="10.111cm">
          <text:p text:style-name="P5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342cm" svg:height="10.46cm" svg:x="0cm" svg:y="2.028cm">
          <draw:image xlink:href="Pictures/200002A600005EDA00024FED367BDA85.wmf" xlink:type="simple" xlink:show="embed" xlink:actuate="onLoad">
            <text:p text:style-name="P5"/>
          </draw:image>
        </draw:frame>
        <draw:frame presentation:style-name="pr2" draw:text-style-name="P1" draw:layer="layout" svg:width="20.545cm" svg:height="1.699cm" svg:x="2.116cm" svg:y="12.488cm" presentation:class="title" presentation:user-transformed="true">
          <draw:text-box>
            <text:p text:style-name="P4"><text:span text:style-name="T2">Where is......................</text:span></text:p>
          </draw:text-box>
        </draw:frame>
        <presentation:notes draw:style-name="dp2">
          <draw:custom-shape draw:style-name="gr4" draw:text-style-name="P1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0.743cm" svg:height="2.17cm" svg:x="2.116cm" svg:y="0.621cm" presentation:class="title" presentation:user-transformed="true">
          <draw:text-box>
            <text:p text:style-name="P4"><text:span text:style-name="T3">Original idea:</text:span></text:p>
          </draw:text-box>
        </draw:frame>
        <draw:frame presentation:style-name="pr5" draw:text-style-name="P1" draw:layer="layout" svg:width="20.796cm" svg:height="11.273cm" svg:x="2.064cm" svg:y="2.963cm" presentation:class="outline" presentation:user-transformed="true">
          <draw:text-box>
            <text:list text:style-name="L3">
              <text:list-item>
                <text:p text:style-name="P6"><text:span text:style-name="T3">/usr/local/digiwash2.0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onstant unchanging dat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/var/ocfa/&lt;case&gt;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ase specific variable 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/var/ocfa/window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Interfaceto windows washbrush (shared fold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/var/ocfa/http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pache configuration files for old user interface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4" draw:text-style-name="P1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0.743cm" svg:height="1.91cm" svg:x="2.116cm" svg:y="0.753cm" presentation:class="title" presentation:user-transformed="true">
          <draw:text-box>
            <text:p text:style-name="P9"><text:span text:style-name="T3">/usr/local/digiwash2.0 ($OCFAROOT)</text:span></text:p>
          </draw:text-box>
        </draw:frame>
        <draw:frame presentation:style-name="pr8" draw:text-style-name="P1" draw:layer="layout" svg:width="20.796cm" svg:height="11.012cm" svg:x="2.064cm" svg:y="2.962cm" presentation:class="outline" presentation:user-transformed="true">
          <draw:text-box>
            <text:list text:style-name="L3">
              <text:list-item>
                <text:p text:style-name="P10"><text:span text:style-name="T3">bi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scripts/programs for using digiwash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cgi-bi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cgi-scripts for user interface digiwash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etc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configuration files for digital washing machine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html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html and stylesheets for user interface digiwash2.0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inc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header files for development and compilation of modul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"/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0.743cm" svg:height="1.91cm" svg:x="2.116cm" svg:y="0.753cm" presentation:class="title" presentation:user-transformed="true">
          <draw:text-box>
            <text:p text:style-name="P9"><text:span text:style-name="T3">/usr/local/digiwash2.0 (continued...)</text:span></text:p>
          </draw:text-box>
        </draw:frame>
        <draw:frame presentation:style-name="pr8" draw:text-style-name="P1" draw:layer="layout" svg:width="20.796cm" svg:height="11.012cm" svg:x="2.064cm" svg:y="2.962cm" presentation:class="outline" presentation:user-transformed="true">
          <draw:text-box>
            <text:list text:style-name="L3">
              <text:list-item>
                <text:p text:style-name="P10"><text:span text:style-name="T3">lib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different dynamic libraries for use in the digiwash2.0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sbi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binaries called by scripts in b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module binari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schema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xml-schema for checking validity of xml files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static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static resources for in the digiwash2.0 (NIST/KP hashset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text-style-name="P1" draw:layer="layout" svg:width="20.743cm" svg:height="2.537cm" svg:x="2.116cm" svg:y="0.441cm" presentation:class="title" presentation:user-transformed="true">
          <draw:text-box>
            <text:p text:style-name="P9"><text:span text:style-name="T3">/var/ocfa/&lt;case&gt; (/var/ocfa/$OCFACASE)</text:span></text:p>
          </draw:text-box>
        </draw:frame>
        <draw:frame presentation:style-name="pr10" draw:text-style-name="P14" draw:layer="layout" svg:width="20.796cm" svg:height="13.548cm" svg:x="2.064cm" svg:y="2.962cm" presentation:class="outline" presentation:user-transformed="true">
          <draw:text-box>
            <text:list text:style-name="L3">
              <text:list-item>
                <text:p text:style-name="P10"><text:span text:style-name="T3">all directories referred to by entries in $OCFACASE.conf</text:span></text:p>
              </text:list-item>
            </text:list>
            <text:list text:style-name="L3">
              <text:list-item>
                <text:p text:style-name="P10"><text:span text:style-name="T3">/midas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default location of the lucene index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will be renamed to index in future relea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/hashset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location of berkeley databases with has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used by digest module to compute digest:SELF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/repository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location of derived files and xml metafiles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/ppq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used by messaging system of digiwas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does persistent storage of messages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work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working directories of different modules for temporary storag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5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0.743cm" svg:height="1.91cm" svg:x="2.116cm" svg:y="0.753cm" presentation:class="title" presentation:user-transformed="true">
          <draw:text-box>
            <text:p text:style-name="P9"><text:span text:style-name="T3">/var/ocfa/windows</text:span></text:p>
          </draw:text-box>
        </draw:frame>
        <draw:frame presentation:style-name="pr11" draw:text-style-name="P1" draw:layer="layout" svg:width="20.796cm" svg:height="3.392cm" svg:x="2.064cm" svg:y="2.962cm" presentation:class="outline" presentation:user-transformed="true">
          <draw:text-box>
            <text:list text:style-name="L3">
              <text:list-item>
                <text:p text:style-name="P10"><text:span text:style-name="T3">shared folder used by w32 proxy module to interact with windows washbrush modules</text:span></text:p>
              </text:list-item>
            </text:list>
            <text:list text:style-name="L3">
              <text:list-item>
                <text:p text:style-name="P13"><text:span text:style-name="T3"/></text:p>
              </text:list-item>
            </text:list>
          </draw:text-box>
        </draw:frame>
        <draw:custom-shape draw:style-name="gr5" draw:text-style-name="P1" draw:layer="layout" svg:width="20.743cm" svg:height="1.26cm" svg:x="1.482cm" svg:y="7.309cm">
          <text:p text:style-name="P9"><text:span text:style-name="T4">/var/ocfa/httpd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0.796cm" svg:height="2.849cm" svg:x="2.064cm" svg:y="9.525cm">
          <text:list text:style-name="L4">
            <text:list-item>
              <text:p text:style-name="P10"><text:span text:style-name="T5">Stores different apache configurations for old user interface</text:span></text:p>
            </text:list-item>
          </text:list>
          <text:list text:style-name="L4">
            <text:list-item>
              <text:p text:style-name="P10"><text:span text:style-name="T5">Each configuration represents one virtual host.</text:span></text:p>
            </text:list-item>
          </text:list>
          <text:list text:style-name="L4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6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77cm" text:min-label-width="-0.207cm" text:min-label-distance="0.20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-0.105cm" text:min-label-distance="0.10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-0.154cm" text:min-label-distance="0.154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93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37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77cm" text:min-label-width="0.3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.537cm" fo:margin-right="0cm" fo:margin-top="0.185cm" fo:margin-bottom="0cm" fo:line-height="93%" fo:text-align="start" text:enable-numbering="true" fo:text-indent="0cm" style:punctuation-wrap="hanging" style:line-break="strict" style:writing-mode="lr-tb">
        <style:tab-stops>
          <style:tab-stop style:position="0.732cm"/>
          <style:tab-stop style:position="2.002cm"/>
          <style:tab-stop style:position="3.272cm"/>
          <style:tab-stop style:position="4.542cm"/>
          <style:tab-stop style:position="5.812cm"/>
          <style:tab-stop style:position="7.082cm"/>
          <style:tab-stop style:position="8.352cm"/>
          <style:tab-stop style:position="9.622cm"/>
          <style:tab-stop style:position="10.892cm"/>
          <style:tab-stop style:position="12.162cm"/>
          <style:tab-stop style:position="13.432cm"/>
          <style:tab-stop style:position="14.702cm"/>
          <style:tab-stop style:position="15.972cm"/>
          <style:tab-stop style:position="17.242cm"/>
          <style:tab-stop style:position="18.512cm"/>
          <style:tab-stop style:position="19.782cm"/>
          <style:tab-stop style:position="21.052cm"/>
          <style:tab-stop style:position="22.322cm"/>
          <style:tab-stop style:position="23.592cm"/>
          <style:tab-stop style:position="24.862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47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92cm"/>
          <style:tab-stop style:position="1.962cm"/>
          <style:tab-stop style:position="3.232cm"/>
          <style:tab-stop style:position="4.502cm"/>
          <style:tab-stop style:position="5.772cm"/>
          <style:tab-stop style:position="7.042cm"/>
          <style:tab-stop style:position="8.312cm"/>
          <style:tab-stop style:position="9.582cm"/>
          <style:tab-stop style:position="10.852cm"/>
          <style:tab-stop style:position="12.122cm"/>
          <style:tab-stop style:position="13.392cm"/>
          <style:tab-stop style:position="14.662cm"/>
          <style:tab-stop style:position="15.932cm"/>
          <style:tab-stop style:position="17.202cm"/>
          <style:tab-stop style:position="18.472cm"/>
          <style:tab-stop style:position="19.742cm"/>
          <style:tab-stop style:position="21.012cm"/>
          <style:tab-stop style:position="22.282cm"/>
          <style:tab-stop style:position="23.552cm"/>
          <style:tab-stop style:position="24.82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Default-outline3" style:family="presentation" style:parent-style-name="Default-outline2">
      <style:paragraph-properties fo:margin-left="3.161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48cm"/>
          <style:tab-stop style:position="1.918cm"/>
          <style:tab-stop style:position="3.188cm"/>
          <style:tab-stop style:position="4.458cm"/>
          <style:tab-stop style:position="5.728cm"/>
          <style:tab-stop style:position="6.998cm"/>
          <style:tab-stop style:position="8.268cm"/>
          <style:tab-stop style:position="9.538cm"/>
          <style:tab-stop style:position="10.808cm"/>
          <style:tab-stop style:position="12.078cm"/>
          <style:tab-stop style:position="13.348cm"/>
          <style:tab-stop style:position="14.618cm"/>
          <style:tab-stop style:position="15.888cm"/>
          <style:tab-stop style:position="17.158cm"/>
          <style:tab-stop style:position="18.428cm"/>
          <style:tab-stop style:position="19.698cm"/>
          <style:tab-stop style:position="20.968cm"/>
          <style:tab-stop style:position="22.238cm"/>
          <style:tab-stop style:position="23.508cm"/>
          <style:tab-stop style:position="24.778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Default-outline4" style:family="presentation" style:parent-style-name="Default-outline3">
      <style:paragraph-properties fo:margin-left="4.599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Default-outline5" style:family="presentation" style:parent-style-name="Default-outline4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Default-outline6" style:family="presentation" style:parent-style-name="Default-outline5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Default-outline7" style:family="presentation" style:parent-style-name="Default-outline6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Default-outline8" style:family="presentation" style:parent-style-name="Default-outline7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Default-outline9" style:family="presentation" style:parent-style-name="Default-outline8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77cm" text:min-label-width="-0.207cm" text:min-label-distance="0.20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-0.105cm" text:min-label-distance="0.10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-0.154cm" text:min-label-distance="0.154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93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37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77cm" text:min-label-width="0.3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.537cm" fo:margin-right="0cm" fo:margin-top="0.185cm" fo:margin-bottom="0cm" fo:line-height="93%" fo:text-align="start" text:enable-numbering="true" fo:text-indent="0cm" style:punctuation-wrap="hanging" style:line-break="strict" style:writing-mode="lr-tb">
        <style:tab-stops>
          <style:tab-stop style:position="0.732cm"/>
          <style:tab-stop style:position="2.002cm"/>
          <style:tab-stop style:position="3.272cm"/>
          <style:tab-stop style:position="4.542cm"/>
          <style:tab-stop style:position="5.812cm"/>
          <style:tab-stop style:position="7.082cm"/>
          <style:tab-stop style:position="8.352cm"/>
          <style:tab-stop style:position="9.622cm"/>
          <style:tab-stop style:position="10.892cm"/>
          <style:tab-stop style:position="12.162cm"/>
          <style:tab-stop style:position="13.432cm"/>
          <style:tab-stop style:position="14.702cm"/>
          <style:tab-stop style:position="15.972cm"/>
          <style:tab-stop style:position="17.242cm"/>
          <style:tab-stop style:position="18.512cm"/>
          <style:tab-stop style:position="19.782cm"/>
          <style:tab-stop style:position="21.052cm"/>
          <style:tab-stop style:position="22.322cm"/>
          <style:tab-stop style:position="23.592cm"/>
          <style:tab-stop style:position="24.862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47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92cm"/>
          <style:tab-stop style:position="1.962cm"/>
          <style:tab-stop style:position="3.232cm"/>
          <style:tab-stop style:position="4.502cm"/>
          <style:tab-stop style:position="5.772cm"/>
          <style:tab-stop style:position="7.042cm"/>
          <style:tab-stop style:position="8.312cm"/>
          <style:tab-stop style:position="9.582cm"/>
          <style:tab-stop style:position="10.852cm"/>
          <style:tab-stop style:position="12.122cm"/>
          <style:tab-stop style:position="13.392cm"/>
          <style:tab-stop style:position="14.662cm"/>
          <style:tab-stop style:position="15.932cm"/>
          <style:tab-stop style:position="17.202cm"/>
          <style:tab-stop style:position="18.472cm"/>
          <style:tab-stop style:position="19.742cm"/>
          <style:tab-stop style:position="21.012cm"/>
          <style:tab-stop style:position="22.282cm"/>
          <style:tab-stop style:position="23.552cm"/>
          <style:tab-stop style:position="24.82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outline3" style:family="presentation" style:parent-style-name="Title1-outline2">
      <style:paragraph-properties fo:margin-left="3.161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48cm"/>
          <style:tab-stop style:position="1.918cm"/>
          <style:tab-stop style:position="3.188cm"/>
          <style:tab-stop style:position="4.458cm"/>
          <style:tab-stop style:position="5.728cm"/>
          <style:tab-stop style:position="6.998cm"/>
          <style:tab-stop style:position="8.268cm"/>
          <style:tab-stop style:position="9.538cm"/>
          <style:tab-stop style:position="10.808cm"/>
          <style:tab-stop style:position="12.078cm"/>
          <style:tab-stop style:position="13.348cm"/>
          <style:tab-stop style:position="14.618cm"/>
          <style:tab-stop style:position="15.888cm"/>
          <style:tab-stop style:position="17.158cm"/>
          <style:tab-stop style:position="18.428cm"/>
          <style:tab-stop style:position="19.698cm"/>
          <style:tab-stop style:position="20.968cm"/>
          <style:tab-stop style:position="22.238cm"/>
          <style:tab-stop style:position="23.508cm"/>
          <style:tab-stop style:position="24.778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outline4" style:family="presentation" style:parent-style-name="Title1-outline3">
      <style:paragraph-properties fo:margin-left="4.599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outline5" style:family="presentation" style:parent-style-name="Title1-outline4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outline6" style:family="presentation" style:parent-style-name="Title1-outline5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outline7" style:family="presentation" style:parent-style-name="Title1-outline6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outline8" style:family="presentation" style:parent-style-name="Title1-outline7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1-outline9" style:family="presentation" style:parent-style-name="Title1-outline8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85cm" fo:margin-bottom="0cm" fo:line-height="93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.948cm" fo:margin-right="0cm" fo:margin-top="0.185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59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8c002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2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2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le2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itle2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text:enable-numbering="false" fo:text-indent="0cm" style:line-break="strict"/>
    </style:style>
    <style:style style:name="P7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line-break="strict"/>
    </style:style>
    <style:style style:name="P9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100%" fo:text-align="center" text:enable-numbering="false" fo:text-indent="0cm" style:line-break="strict"/>
    </style:style>
    <style:style style:name="P11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T1" style:family="text">
      <style:text-properties fo:color="#000000" fo:font-size="12pt" fo:language="en" fo:country="GB" fo:font-weight="bold" style:font-size-asian="12pt" style:font-size-complex="12pt"/>
    </style:style>
    <style:style style:name="T2" style:family="text">
      <style:text-properties fo:font-family="Verdana" style:font-family-generic="swiss" style:font-pitch="variable" fo:font-size="9pt" fo:language="en" fo:country="GB" fo:font-weight="bold" style:font-size-asian="9pt" style:font-size-complex="9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6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5.504cm" svg:height="1.936cm" svg:x="18.838cm" svg:y="16.36cm">
        <draw:image xlink:href="Pictures/1000000000000385000002299F43122C.jpg" xlink:type="simple" xlink:show="embed" xlink:actuate="onLoad">
          <text:p/>
        </draw:image>
      </draw:frame>
      <draw:frame presentation:style-name="Default-title" draw:layer="backgroundobjects" svg:width="20.739cm" svg:height="1.902cm" svg:x="2.116cm" svg:y="0.753cm" presentation:class="title" presentation:placeholder="true">
        <draw:text-box/>
      </draw:frame>
      <draw:frame presentation:style-name="Default-outline1" draw:layer="backgroundobjects" svg:width="20.792cm" svg:height="11.008cm" svg:x="2.064cm" svg:y="2.962cm" presentation:class="outline" presentation:placeholder="true">
        <draw:text-box/>
      </draw:frame>
      <draw:custom-shape draw:style-name="gr4" draw:text-style-name="P4" draw:layer="backgroundobjects" svg:width="8.466cm" svg:height="1.27cm" svg:x="7.832cm" svg:y="0cm">
        <text:p/>
        <draw:enhanced-geometry svg:viewBox="0 0 21600 21600" draw:type="mso-spt202" draw:enhanced-path="M 0 0 L 21600 0 21600 21600 0 21600 0 0 Z N"/>
      </draw:custom-shape>
      <draw:custom-shape draw:style-name="gr5" draw:text-style-name="P4" draw:layer="backgroundobjects" svg:width="25.4cm" svg:height="1.27cm" svg:x="0cm" svg:y="14.645cm">
        <text:p/>
        <draw:enhanced-geometry svg:viewBox="0 0 21600 21600" draw:type="rectangle" draw:enhanced-path="M 0 0 L 21600 0 21600 21600 0 21600 0 0 Z N"/>
      </draw:custom-shape>
      <draw:custom-shape draw:style-name="gr6" draw:text-style-name="P4" draw:layer="backgroundobjects" svg:width="25.4cm" svg:height="0.211cm" svg:x="0cm" svg:y="14.64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gr7" draw:text-style-name="P5" draw:layer="backgroundobjects" svg:width="19.05cm" svg:height="25.4cm" svg:x="0cm" svg:y="0cm">
          <text:p/>
        </draw:rect>
        <draw:custom-shape draw:style-name="gr8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backgroundobjects" svg:width="8.251cm" svg:height="1.267cm" svg:x="-0.001cm" svg:y="0cm" presentation:class="header">
          <draw:text-box>
            <text:p text:style-name="P6"><text:span text:style-name="T1"><presentation:header/></text:span></text:p>
          </draw:text-box>
        </draw:frame>
        <draw:frame presentation:style-name="pr2" draw:text-style-name="P9" draw:layer="backgroundobjects" svg:width="8.251cm" svg:height="1.267cm" svg:x="10.794cm" svg:y="0cm" presentation:class="date-time">
          <draw:text-box>
            <text:p text:style-name="P8"><text:span text:style-name="T1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pr3" draw:text-style-name="P7" draw:layer="backgroundobjects" svg:width="8.251cm" svg:height="1.267cm" svg:x="-0.001cm" svg:y="24.129cm" presentation:class="footer">
          <draw:text-box>
            <text:p text:style-name="P6"><text:span text:style-name="T1"><presentation:footer/></text:span></text:p>
          </draw:text-box>
        </draw:frame>
        <draw:frame presentation:style-name="pr4" draw:text-style-name="P9" draw:layer="backgroundobjects" svg:width="8.251cm" svg:height="1.267cm" svg:x="10.794cm" svg:y="24.129cm" presentation:class="page-number">
          <draw:text-box>
            <text:p text:style-name="P8"><text:span text:style-name="T1"><text:page-number>6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5" draw:text-style-name="P4" draw:layer="backgroundobjects" svg:width="25.4cm" svg:height="2.117cm" svg:x="0cm" svg:y="10.1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0.753cm" svg:height="1.695cm" svg:x="2.102cm" svg:y="12.488cm" presentation:class="title" presentation:placeholder="true">
        <draw:text-box/>
      </draw:frame>
      <draw:frame presentation:style-name="pr5" draw:text-style-name="P7" draw:layer="backgroundobjects" svg:width="5.287cm" svg:height="1.266cm" svg:x="1.904cm" svg:y="17.249cm" presentation:class="date-time">
        <draw:text-box>
          <text:p text:style-name="P6"><text:span text:style-name="T2"><presentation:date-time/></text:span></text:p>
        </draw:text-box>
      </draw:frame>
      <draw:frame presentation:style-name="pr6" draw:text-style-name="P11" draw:layer="backgroundobjects" svg:width="8.039cm" svg:height="1.266cm" svg:x="8.677cm" svg:y="17.249cm" presentation:class="footer">
        <draw:text-box>
          <text:p text:style-name="P10"><text:span text:style-name="T2"><presentation:footer/></text:span></text:p>
        </draw:text-box>
      </draw:frame>
      <draw:frame draw:style-name="gr3" draw:text-style-name="P3" draw:layer="backgroundobjects" svg:width="8.044cm" svg:height="2.827cm" svg:x="16.298cm" svg:y="15.509cm">
        <draw:image xlink:href="Pictures/1000000000000385000002299F43122C.jpg" xlink:type="simple" xlink:show="embed" xlink:actuate="onLoad">
          <text:p/>
        </draw:image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7" draw:text-style-name="P5" draw:layer="backgroundobjects" svg:width="19.05cm" svg:height="25.4cm" svg:x="0cm" svg:y="0cm">
          <text:p/>
        </draw:rect>
        <draw:custom-shape draw:style-name="gr8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7" draw:layer="backgroundobjects" svg:width="8.251cm" svg:height="1.267cm" svg:x="-0.001cm" svg:y="0cm" presentation:class="header">
          <draw:text-box>
            <text:p text:style-name="P6"><text:span text:style-name="T1"><presentation:header/></text:span></text:p>
          </draw:text-box>
        </draw:frame>
        <draw:frame presentation:style-name="pr8" draw:text-style-name="P9" draw:layer="backgroundobjects" svg:width="8.251cm" svg:height="1.267cm" svg:x="10.794cm" svg:y="0cm" presentation:class="date-time">
          <draw:text-box>
            <text:p text:style-name="P8"><text:span text:style-name="T1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pr9" draw:text-style-name="P7" draw:layer="backgroundobjects" svg:width="8.251cm" svg:height="1.267cm" svg:x="-0.001cm" svg:y="24.129cm" presentation:class="footer">
          <draw:text-box>
            <text:p text:style-name="P6"><text:span text:style-name="T1"><presentation:footer/></text:span></text:p>
          </draw:text-box>
        </draw:frame>
        <draw:frame presentation:style-name="pr10" draw:text-style-name="P9" draw:layer="backgroundobjects" svg:width="8.251cm" svg:height="1.267cm" svg:x="10.794cm" svg:y="24.129cm" presentation:class="page-number">
          <draw:text-box>
            <text:p text:style-name="P8"><text:span text:style-name="T1"><text:page-number>6</text:page-number></text:span></text:p>
          </draw:text-box>
        </draw:frame>
      </presentation:notes>
    </style:master-page>
    <style:master-page style:name="Title2" style:page-layout-name="PM1" draw:style-name="dp1">
      <draw:frame presentation:style-name="Title2-title" draw:layer="backgroundobjects" svg:width="22.856cm" svg:height="3.171cm" svg:x="1.27cm" svg:y="0.763cm" presentation:class="title" presentation:placeholder="true">
        <draw:text-box/>
      </draw:frame>
      <draw:frame presentation:style-name="Title2-outline1" draw:layer="backgroundobjects" svg:width="22.856cm" svg:height="12.569cm" svg:x="1.27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7" draw:text-style-name="P5" draw:layer="backgroundobjects" svg:width="19.05cm" svg:height="25.4cm" svg:x="0cm" svg:y="0cm">
          <text:p/>
        </draw:rect>
        <draw:custom-shape draw:style-name="gr8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7" draw:layer="backgroundobjects" svg:width="8.251cm" svg:height="1.267cm" svg:x="-0.001cm" svg:y="0cm" presentation:class="header">
          <draw:text-box>
            <text:p text:style-name="P6"><text:span text:style-name="T1"><presentation:header/></text:span></text:p>
          </draw:text-box>
        </draw:frame>
        <draw:frame presentation:style-name="pr12" draw:text-style-name="P9" draw:layer="backgroundobjects" svg:width="8.251cm" svg:height="1.267cm" svg:x="10.794cm" svg:y="0cm" presentation:class="date-time">
          <draw:text-box>
            <text:p text:style-name="P8"><text:span text:style-name="T1"><presentation:date-time/></text:span></text:p>
          </draw:text-box>
        </draw:frame>
        <draw:page-thumbnail presentation:style-name="Title2-title" draw:layer="backgroundobjects" svg:width="12.696cm" svg:height="9.522cm" svg:x="3.175cm" svg:y="1.904cm" presentation:class="page"/>
        <draw:frame presentation:style-name="Title2-notes" draw:layer="backgroundobjects" svg:width="13.966cm" svg:height="11.427cm" svg:x="2.54cm" svg:y="12.065cm" presentation:class="notes" presentation:placeholder="true">
          <draw:text-box/>
        </draw:frame>
        <draw:frame presentation:style-name="pr13" draw:text-style-name="P7" draw:layer="backgroundobjects" svg:width="8.251cm" svg:height="1.267cm" svg:x="-0.001cm" svg:y="24.129cm" presentation:class="footer">
          <draw:text-box>
            <text:p text:style-name="P6"><text:span text:style-name="T1"><presentation:footer/></text:span></text:p>
          </draw:text-box>
        </draw:frame>
        <draw:frame presentation:style-name="pr14" draw:text-style-name="P9" draw:layer="backgroundobjects" svg:width="8.251cm" svg:height="1.267cm" svg:x="10.794cm" svg:y="24.129cm" presentation:class="page-number">
          <draw:text-box>
            <text:p text:style-name="P8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dc:title>PowerPoint Presentation</dc:title>
    <meta:initial-creator>Het Lab</meta:initial-creator>
    <meta:creation-date>2007-06-21T03:43:03</meta:creation-date>
    <dc:creator>joep</dc:creator>
    <dc:date>2007-06-21T04:19:08</dc:date>
    <meta:print-date>2007-06-21T03:43:03</meta:print-date>
    <dc:language>en-US</dc:language>
    <meta:editing-cycles>5</meta:editing-cycles>
    <meta:editing-duration>PT36M7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